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40000004ECED576BA453E2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background-color="#66ff99" fo:padding="0.0785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3" fo:font-size="12pt" style:font-size-asian="12pt" style:font-size-complex="12pt"/>
    </style:style>
    <style:style style:name="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text-properties officeooo:rsid="0006b7db" officeooo:paragraph-rsid="00cbb4a1"/>
    </style:style>
    <style:style style:name="P11" style:family="paragraph" style:parent-style-name="Standard">
      <style:paragraph-properties fo:text-align="center" style:justify-single-word="false"/>
      <style:text-properties officeooo:rsid="0006b7db" officeooo:paragraph-rsid="0039c0fb"/>
    </style:style>
    <style:style style:name="P12" style:family="paragraph" style:parent-style-name="Text_20_body">
      <style:text-properties officeooo:paragraph-rsid="00de208a"/>
    </style:style>
    <style:style style:name="P13" style:family="paragraph" style:parent-style-name="Text_20_body">
      <style:text-properties officeooo:paragraph-rsid="00e7dbe9"/>
    </style:style>
    <style:style style:name="P14" style:family="paragraph" style:parent-style-name="Preformatted_20_Text">
      <style:text-properties officeooo:paragraph-rsid="00e7dbe9"/>
    </style:style>
    <style:style style:name="P15" style:family="paragraph" style:parent-style-name="Text_20_body">
      <style:text-properties officeooo:rsid="00eddb99" officeooo:paragraph-rsid="00eddb99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Standard">
      <style:paragraph-properties fo:text-align="center" style:justify-single-word="false"/>
      <style:text-properties officeooo:rsid="00f40601" officeooo:paragraph-rsid="00f40601"/>
    </style:style>
    <style:style style:name="P18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19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20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21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T1" style:family="text">
      <style:text-properties officeooo:rsid="00d9e0b7"/>
    </style:style>
    <style:style style:name="T2" style:family="text">
      <style:text-properties officeooo:rsid="00cbb4a1"/>
    </style:style>
    <style:style style:name="T3" style:family="text">
      <style:text-properties officeooo:rsid="00f2044c"/>
    </style:style>
    <style:style style:name="T4" style:family="text">
      <style:text-properties officeooo:rsid="00d58b88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e1af23"/>
    </style:style>
    <style:style style:name="T7" style:family="text">
      <style:text-properties fo:font-weight="bold" officeooo:rsid="0025c850" style:font-weight-asian="bold" style:font-weight-complex="bold"/>
    </style:style>
    <style:style style:name="T8" style:family="text">
      <style:text-properties fo:font-weight="bold" officeooo:rsid="00231d7a" style:font-weight-asian="bold" style:font-weight-complex="bold"/>
    </style:style>
    <style:style style:name="T9" style:family="text">
      <style:text-properties fo:font-weight="bold" officeooo:rsid="00cbb4a1" style:font-weight-asian="bold" style:font-weight-complex="bold"/>
    </style:style>
    <style:style style:name="T10" style:family="text">
      <style:text-properties fo:font-weight="bold" officeooo:rsid="00d58b88" style:font-weight-asian="bold" style:font-weight-complex="bold"/>
    </style:style>
    <style:style style:name="T11" style:family="text">
      <style:text-properties fo:font-weight="bold" officeooo:rsid="00d9e0b7" style:font-weight-asian="bold" style:font-weight-complex="bold"/>
    </style:style>
    <style:style style:name="T12" style:family="text">
      <style:text-properties fo:font-weight="bold" officeooo:rsid="00f2044c" style:font-weight-asian="bold" style:font-weight-complex="bold"/>
    </style:style>
    <style:style style:name="T13" style:family="text">
      <style:text-properties officeooo:rsid="00254746"/>
    </style:style>
    <style:style style:name="T14" style:family="text">
      <style:text-properties officeooo:rsid="0023f7c4"/>
    </style:style>
    <style:style style:name="T15" style:family="text">
      <style:text-properties officeooo:rsid="0025c850"/>
    </style:style>
    <style:style style:name="T16" style:family="text">
      <style:text-properties officeooo:rsid="002f7c96"/>
    </style:style>
    <style:style style:name="T17" style:family="text">
      <style:text-properties officeooo:rsid="002867e4"/>
    </style:style>
    <style:style style:name="T18" style:family="text">
      <style:text-properties officeooo:rsid="00e7dbe9"/>
    </style:style>
    <style:style style:name="T19" style:family="text">
      <style:text-properties officeooo:rsid="00f37a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Title"><text:span text:style-name="T1">Exercici </text:span><text:span text:style-name="T3">8</text:span><text:span text:style-name="T2">: </text:span><text:span text:style-name="T6">XML Schema</text:span><text:span text:style-name="T18">(II)</text:span><text:span text:style-name="T6">.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list text:style-name="L1">
              <text:list-item>
                <text:p text:style-name="P19"><text:span text:style-name="T13">Utilitza la teva aplicació ofimàtica per tal de completar </text:span>aquest document <text:span text:style-name="T14">amb les teves respostes intercalades</text:span></text:p>
              </text:list-item>
              <text:list-item>
                <text:p text:style-name="P19">No <text:span text:style-name="T13">t'</text:span>oblidis <text:span text:style-name="T13">de </text:span>posar el teu nom a la capçalera!</text:p>
              </text:list-item>
              <text:list-item>
                <text:p text:style-name="P20">Exporta l'arxiu a format PDF.</text:p>
              </text:list-item>
              <text:list-item>
                <text:p text:style-name="P20">Anomena l'arxiu amb la inicial del teu nom + el teu cognom + l'acrònim <text:span text:style-name="T15">que figura a la c</text:span>apçalera. Tot sense <text:span text:style-name="T15">accents i la primera part en minúscules</text:span>. Per exemple, se et dius Laura Pérez, el <text:span text:style-name="T15">teu arxiu s'anomenarà </text:span><text:span text:style-name="T7">lperez</text:span><text:span text:style-name="T11">DAW</text:span><text:span text:style-name="T7">M4UF</text:span><text:span text:style-name="T9">1</text:span><text:span text:style-name="T7"> </text:span><text:span text:style-name="T11">E</text:span><text:span text:style-name="T12">08</text:span><text:span text:style-name="T8">.</text:span><text:span text:style-name="T7">pdf</text:span></text:p>
              </text:list-item>
              <text:list-item>
                <text:p text:style-name="P21">Penja l'arxiu a l'enllaç corresponent de <text:span text:style-name="T10">moodle</text:span> <text:span text:style-name="T16">abans del deadline.</text:span></text:p>
              </text:list-item>
              <text:list-item>
                <text:p text:style-name="P22">Gràcies <text:span text:style-name="T17">per la vostra col·laboració</text:span> i bon curs a tots!</text:p>
              </text:list-item>
            </text:list>
          </table:table-cell>
        </table:table-row>
      </table:table>
      <text:p text:style-name="P10"/>
      <text:h text:style-name="P18" text:outline-level="1">Validació d'un document XML amb XSD (XML Schema).</text:h>
      <text:p text:style-name="P12">1.Volem un XSD que ens permeti validar una coordenada. Cada coordenada estarà formada sempre per tres components: <text:span text:style-name="Emphasis">x</text:span>, <text:span text:style-name="Emphasis">y</text:span> i <text:span text:style-name="Emphasis">z</text:span> . L'ordre de les components de la coordenada sempre ha de ser primer la <text:span text:style-name="Emphasis">x</text:span>, després la <text:span text:style-name="Emphasis">y</text:span> i finalment la <text:span text:style-name="Emphasis">z</text:span>. Crea un el document XML esquema que permeti generar fitxers XML que compleixin les condicions anteriors.</text:p>
      <text:p text:style-name="P13">2.Volem utilitzar XML que es correspongui a una guia telefònica. Per a cada número de telèfon s'emmagatzemarà el nom i cognom del titular del telèfon amb el número de telèfon. El número de telèfon estarà format pel codi del país i el propi número de telèfon. Tingues en compte que pel codi de país s'utilitzaran 3 o 4 caràcters. Pel número de telèfon sempre s'utilitzaran 7 caràcters. Crea un el document XML esquema que permeti generar fitxers XML que compleixin les condicions anteriors.</text:p>
      <text:p text:style-name="P13">3.Hem observat que el nostre esquema XML per a validar coordenades no és prou ampli. Així, algunes vegades els fitxers XML especifiquen primer la coordenada <text:span text:style-name="Emphasis">y</text:span> i després la coordenada <text:span text:style-name="Emphasis">x</text:span>. Amplia l'esquema XML per tal de permetre que l'ordre de la <text:soft-page-break/>coordenada <text:span text:style-name="Emphasis">x</text:span> i <text:span text:style-name="Emphasis">y</text:span> no sigui rellevant.</text:p>
      <text:p text:style-name="P13">4.Amplia l'exercici anterior per tal que es permeti múltiples titulars de telèfon en un document XML.</text:p>
      <text:p text:style-name="P13">5.Crea un fitxer XML esquema que sigui equivalent al següent DTD.</text:p>
      <text:p text:style-name="P14"><text:span text:style-name="Source_20_Text">&lt;!ELEMENT estoc (nou | utilitzat)*&gt;</text:span></text:p>
      <text:p text:style-name="P14"><text:span text:style-name="Source_20_Text">&lt;!ELEMENT nou (model,preu)&gt;</text:span></text:p>
      <text:p text:style-name="P14"><text:span text:style-name="Source_20_Text">&lt;!ELEMENT utilitzat (model,preu,quilometratge,condicio?)&gt;</text:span></text:p>
      <text:p text:style-name="P14"><text:span text:style-name="Source_20_Text">&lt;!ELEMENT model (#PCDATA)&gt;</text:span></text:p>
      <text:p text:style-name="Preformatted_20_Text"><text:span text:style-name="Source_20_Text">&lt;!ELEMENT preu (#PCDATA)&gt;</text:span></text:p>
      <text:p text:style-name="Preformatted_20_Text"><text:span text:style-name="Source_20_Text">&lt;!ELEMENT quilometratge (#PCDATA)&gt;</text:span></text:p>
      <text:p text:style-name="P16"><text:span text:style-name="Source_20_Text">&lt;!ELEMENT condicio (#PCDATA)&gt;</text:span></text:p>
      <text:p text:style-name="Text_20_body">6.Donat els següents supòsits de treballadors d'una empresa dissenya un fitxer XML esquema amb els següents condicionants. Tot treballador té un número de seguretat social, un nom i cognom. Cada treballador és responsable d'una o vàries màquines, tot i que hi ha treballadors que no es fan càrrec de cap màquina. Cal donar la possibilitat d'incloure varis treballadors amb vàries màquines associades i també treballadors que no es fan càrrec de cap màquina. De les màquines només guardarem el seu número de sèrie (te'l pots inventar).</text:p>
      <text:p text:style-name="Text_20_body">7.Crea un document XSD per a validar la composició d'una carta. Cada carta està composada per una benvinguda, un cos i un comiat o bé una signatura. Cal tenir en compte que mai en una mateixa carta pot haver-hi un comiat i una signatura. Utilitza un únic fitxer XSD extern. S'adjunten dos fitxers XML de mostra:</text:p>
      <text:p text:style-name="Preformatted_20_Text"><text:span text:style-name="Source_20_Text">&lt;?xml version="1.0" ?&gt;</text:span></text:p>
      <text:p text:style-name="Preformatted_20_Text"><text:span text:style-name="Source_20_Text">&lt;carta&gt;</text:span></text:p>
      <text:p text:style-name="Preformatted_20_Text"><text:span text:style-name="Source_20_Text"><text:s text:c="4"/>&lt;benvinguda&gt;Apreciat &lt;tracte&gt;Sr/a.&lt;/tracte&gt;&lt;nom&gt;nom persona&lt;/nom&gt;&lt;/benvinguda&gt;</text:span></text:p>
      <text:p text:style-name="Preformatted_20_Text"><text:span text:style-name="Source_20_Text"><text:s text:c="4"/>&lt;cos&gt;Ens dirigim a vostè per ...&lt;/cos&gt;</text:span></text:p>
      <text:p text:style-name="Preformatted_20_Text"><text:span text:style-name="Source_20_Text"><text:s text:c="4"/>&lt;signatura&gt;Atentament ...&lt;/signatura&gt;</text:span></text:p>
      <text:p text:style-name="Preformatted_20_Text"><text:span text:style-name="Source_20_Text"><text:s text:c="4"/>&lt;data&gt;15 de &lt;mes&gt;novembre&lt;/mes&gt; del &lt;any&gt;2018&lt;/any&gt;&lt;/data&gt;</text:span></text:p>
      <text:p text:style-name="P16"><text:span text:style-name="Source_20_Text">&lt;/carta&gt;</text:span></text:p>
      <text:p text:style-name="Preformatted_20_Text"><text:span text:style-name="Source_20_Text">&lt;?xml version="1.0" ?&gt;</text:span></text:p>
      <text:p text:style-name="Preformatted_20_Text"><text:span text:style-name="Source_20_Text">&lt;carta&gt;</text:span></text:p>
      <text:p text:style-name="Preformatted_20_Text"><text:span text:style-name="Source_20_Text"><text:s text:c="4"/>&lt;benvinguda&gt;Apreciat &lt;tracte&gt;Sr/a.&lt;/tracte&gt;&lt;nom&gt;nom persona&lt;/nom&gt;&lt;/benvinguda&gt;</text:span></text:p>
      <text:p text:style-name="Preformatted_20_Text"><text:span text:style-name="Source_20_Text"><text:s text:c="4"/>&lt;cos&gt;Ens dirigim a vostè per ...&lt;/cos&gt;</text:span></text:p>
      <text:p text:style-name="Preformatted_20_Text"><text:soft-page-break/><text:span text:style-name="Source_20_Text"><text:s text:c="4"/>&lt;comiat&gt;Rebi una cordial salutació &lt;br/&gt;&lt;br/&gt; 15 de Novembre del 2018&lt;/comiat&gt;</text:span></text:p>
      <text:p text:style-name="P16"><text:span text:style-name="Source_20_Text">&lt;/carta&gt;</text:span></text:p>
      <text:p text:style-name="Text_20_body">8.En una aplicació cal guardar els resultats d'un partit de fútbol. De cada partit volem representar els dos equips (guardarem el nom de l'equip), i quin equip juga de local i quin de visitant. Cal emmagatzemar quins són els jugadors que han marcat gol de cada un dels equips i en quin minut han fet el gol. També cal poder emmagatzemar les targetes grogues i vermelles que ha vist un jugador i el minut en què les ha vist. No es poden utilitzar atributs.</text:p>
      <text:p text:style-name="Text_20_body">Utilitzem el següent XML com a proposta de solució</text:p>
      <text:p text:style-name="Preformatted_20_Text"><text:span text:style-name="Source_20_Text">&lt;?xml version="1.0" encoding="UTF-8"?&gt;</text:span></text:p>
      <text:p text:style-name="Preformatted_20_Text"><text:span text:style-name="Source_20_Text">&lt;partit xmlns:tns="http://www.example.org/exercicis" xmlns:xsi="http://www.w3.org/2001/XMLSchema-instance" xsi:schemaLocation="http://www.example.org/exercicis exercici9.xsd "&gt;</text:span></text:p>
      <text:p text:style-name="Preformatted_20_Text"><text:span text:style-name="Source_20_Text"><text:s text:c="2"/>&lt;equips&gt;</text:span></text:p>
      <text:p text:style-name="Preformatted_20_Text"><text:span text:style-name="Source_20_Text"><text:s text:c="4"/>&lt;local&gt;</text:span></text:p>
      <text:p text:style-name="Preformatted_20_Text"><text:span text:style-name="Source_20_Text"><text:s text:c="6"/>&lt;nom&gt;nom&lt;/nom&gt;</text:span></text:p>
      <text:p text:style-name="Preformatted_20_Text"><text:span text:style-name="Source_20_Text"><text:s text:c="9"/>&lt;gols&gt;</text:span></text:p>
      <text:p text:style-name="Preformatted_20_Text"><text:span text:style-name="Source_20_Text"><text:s text:c="17"/>&lt;jugador&gt;JL1&lt;/jugador&gt;</text:span></text:p>
      <text:p text:style-name="Preformatted_20_Text"><text:span text:style-name="Source_20_Text"><text:s text:c="17"/>&lt;minut&gt;10&lt;/minut&gt;</text:span></text:p>
      <text:p text:style-name="Preformatted_20_Text"><text:span text:style-name="Source_20_Text"><text:s text:c="17"/>&lt;jugador&gt;JL1&lt;/jugador&gt;</text:span></text:p>
      <text:p text:style-name="Preformatted_20_Text"><text:span text:style-name="Source_20_Text"><text:s text:c="17"/>&lt;minut&gt;80&lt;/minut&gt;</text:span></text:p>
      <text:p text:style-name="Preformatted_20_Text"><text:span text:style-name="Source_20_Text"><text:s text:c="9"/>&lt;/gols&gt;</text:span></text:p>
      <text:p text:style-name="Preformatted_20_Text"><text:span text:style-name="Source_20_Text"><text:s text:c="9"/>&lt;tgrogues&gt;</text:span></text:p>
      <text:p text:style-name="Preformatted_20_Text"><text:span text:style-name="Source_20_Text"><text:s text:c="16"/>&lt;jugador&gt;JL1&lt;/jugador&gt;</text:span></text:p>
      <text:p text:style-name="Preformatted_20_Text"><text:span text:style-name="Source_20_Text"><text:s text:c="16"/>&lt;minut&gt;10&lt;/minut&gt;</text:span></text:p>
      <text:p text:style-name="Preformatted_20_Text"><text:span text:style-name="Source_20_Text"><text:s text:c="16"/>&lt;jugador&gt;JL1&lt;/jugador&gt;</text:span></text:p>
      <text:p text:style-name="Preformatted_20_Text"><text:span text:style-name="Source_20_Text"><text:s text:c="16"/>&lt;minut&gt;80&lt;/minut&gt;</text:span></text:p>
      <text:p text:style-name="Preformatted_20_Text"><text:span text:style-name="Source_20_Text"><text:s text:c="8"/>&lt;/tgrogues&gt;</text:span></text:p>
      <text:p text:style-name="Preformatted_20_Text"><text:span text:style-name="Source_20_Text"><text:s text:c="4"/>&lt;/local&gt;</text:span></text:p>
      <text:p text:style-name="Preformatted_20_Text"><text:span text:style-name="Source_20_Text"><text:s text:c="4"/>&lt;visitant&gt;</text:span></text:p>
      <text:p text:style-name="Preformatted_20_Text"><text:span text:style-name="Source_20_Text"><text:s text:c="6"/>&lt;nom&gt;nom&lt;/nom&gt;</text:span></text:p>
      <text:p text:style-name="Preformatted_20_Text"><text:span text:style-name="Source_20_Text"><text:s text:c="4"/>&lt;/visitant&gt;</text:span></text:p>
      <text:p text:style-name="Preformatted_20_Text"><text:span text:style-name="Source_20_Text"><text:s text:c="2"/>&lt;/equips&gt;</text:span></text:p>
      <text:p text:style-name="P16"><text:span text:style-name="Source_20_Text">&lt;/partit&gt;</text:span></text:p>
      <text:p text:style-name="Text_20_body">9.Crea l'especificació XSD associada a l'exercici anterior.</text:p>
      <text:p text:style-name="P15">10. Valida tots els documents generats amb xmllint <text:span text:style-name="T19">i </text:span>XS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3in" table:align="margins"/>
    </style:style>
    <style:style style:name="Tabla2.A" style:family="table-column">
      <style:table-column-properties style:column-width="1.0618in" style:rel-column-width="11045*"/>
    </style:style>
    <style:style style:name="Tabla2.B" style:family="table-column">
      <style:table-column-properties style:column-width="1.2979in" style:rel-column-width="13501*"/>
    </style:style>
    <style:style style:name="Tabla2.C" style:family="table-column">
      <style:table-column-properties style:column-width="1.8153in" style:rel-column-width="18883*"/>
    </style:style>
    <style:style style:name="Tabla2.D" style:family="table-column">
      <style:table-column-properties style:column-width="1.6889in" style:rel-column-width="17568*"/>
    </style:style>
    <style:style style:name="Tabla2.E" style:family="table-column">
      <style:table-column-properties style:column-width="0.4361in" style:rel-column-width="4538*"/>
    </style:style>
    <style:style style:name="Tabla2.1" style:family="table-row">
      <style:table-row-properties style:min-row-height="0.75in"/>
    </style:style>
    <style:style style:name="Tabla2.A1" style:family="table-cell">
      <style:table-cell-properties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0785in" fo:border="0.25pt solid #000000">
        <style:background-image/>
      </style:table-cell-properties>
    </style:style>
    <style:style style:name="Tabla2.2" style:family="table-row">
      <style:table-row-properties style:row-height="0.1903in"/>
    </style:style>
    <style:style style:name="Tabla2.A2" style:family="table-cell">
      <style:table-cell-properties fo:background-color="transparent" fo:padding="0.0785in" fo:border="none">
        <style:background-image/>
      </style:table-cell-properties>
    </style:style>
    <style:style style:name="Tabla2.3" style:family="table-row">
      <style:table-row-properties style:row-height="0.3125in"/>
    </style:style>
    <style:style style:name="Tabla2.A3" style:family="table-cell">
      <style:table-cell-properties style:vertical-align="bottom" fo:background-color="transparent" fo:padding="0.0785in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0785in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6.3in" table:align="margins"/>
    </style:style>
    <style:style style:name="Tabla1.A" style:family="table-column">
      <style:table-column-properties style:column-width="2.1in" style:rel-column-width="21845*"/>
    </style:style>
    <style:style style:name="Tabla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3" fo:font-size="12pt" style:font-size-asian="12pt" style:font-size-complex="12pt"/>
    </style:style>
    <style:style style:name="M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cbb4a1"/>
    </style:style>
    <style:style style:name="MT3" style:family="text">
      <style:text-properties officeooo:rsid="00f2044c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2.202in" svg:height="0.6602in" draw:z-index="2"><draw:image xlink:href="Pictures/10000001000001040000004ECED576BA453E2BA0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1</text:span> <text:span text:style-name="MT1">E</text:span><text:span text:style-name="MT3">08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3</text:page-number><text:s/>de 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3-11-21T20:41:11.195032573</dc:date>
    <meta:editing-duration>P1DT13H29M48S</meta:editing-duration>
    <meta:editing-cycles>415</meta:editing-cycles>
    <meta:generator>LibreOffice/7.5.7.1$Linux_X86_64 LibreOffice_project/50$Build-1</meta:generator>
    <meta:print-date>2015-11-10T10:53:52.760392182</meta:print-date>
    <meta:document-statistic meta:table-count="3" meta:image-count="1" meta:object-count="0" meta:page-count="3" meta:paragraph-count="68" meta:word-count="694" meta:character-count="4885" meta:non-whitespace-character-count="4038"/>
  </office:meta>
</office:document-meta>
</file>